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dd3de" style:font-name="Consolas" fo:font-size="10.5pt" fo:font-weight="normal" fo:background-color="#1b2b34"/>
    </style:style>
    <style:style style:name="P2" style:family="paragraph" style:parent-style-name="Standard">
      <style:paragraph-properties style:line-height-at-least="0.503cm"/>
      <style:text-properties fo:color="#65737e" style:font-name="Consolas" fo:font-size="10.5pt" fo:font-weight="normal" fo:background-color="#1b2b34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65737e"/>
    </style:style>
    <style:style style:name="T2" style:family="text">
      <style:text-properties fo:color="#c594c5"/>
    </style:style>
    <style:style style:name="T3" style:family="text">
      <style:text-properties fo:color="#fac8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PLACER DEBUT DE CHAQUE MODEL ET CONTROLLER</text:p>
      <text:p text:style-name="P2">/**</text:p>
      <text:p text:style-name="P2">* Manages the data for the [nom class], according to the CRUD model</text:p>
      <text:p text:style-name="P2">* </text:p>
      <text:p text:style-name="P1"><text:span text:style-name="T1">* </text:span><text:span text:style-name="T2">@license</text:span><text:span text:style-name="T1"> MIT // https://fr.wikipedia.org/wiki/Licence_MIT</text:span></text:p>
      <text:p text:style-name="P2">* </text:p>
      <text:p text:style-name="P1"><text:span text:style-name="T1">* </text:span><text:span text:style-name="T2">@since</text:span><text:span text:style-name="T1"> 1.0.0</text:span></text:p>
      <text:p text:style-name="P2">* </text:p>
      <text:p text:style-name="P1"><text:span text:style-name="T1">* </text:span><text:span text:style-name="T2">@category</text:span><text:span text:style-name="T1"> PHP</text:span></text:p>
      <text:p text:style-name="P1"><text:span text:style-name="T1">* </text:span><text:span text:style-name="T2">@package</text:span><text:span text:style-name="T1"> heroic fantaisy vs politic</text:span></text:p>
      <text:p text:style-name="P1"><text:span text:style-name="T1">* </text:span><text:span text:style-name="T2">@subpackage</text:span><text:span text:style-name="T1"> user</text:span></text:p>
      <text:p text:style-name="P1"><text:span text:style-name="T1">* </text:span><text:span text:style-name="T2">@copyright</text:span><text:span text:style-name="T1"> 2018 EZlife - all rights reserved</text:span></text:p>
      <text:p text:style-name="P1"><text:span text:style-name="T1">* </text:span><text:span text:style-name="T2">@author</text:span><text:span text:style-name="T1"> [Prenom Nom]&lt;adresse mail pro&gt;</text:span></text:p>
      <text:p text:style-name="P2">*/</text:p>
      <text:p text:style-name="Standard"/>
      <text:p text:style-name="Standard">COMMENTER SES METHODES (exemple ci-dessous)</text:p>
      <text:p text:style-name="P2">/**</text:p>
      <text:p text:style-name="P2">* Get db de la connection</text:p>
      <text:p text:style-name="P2">*</text:p>
      <text:p text:style-name="P1"><text:span text:style-name="T1">* </text:span><text:span text:style-name="T2">@return</text:span><text:span text:style-name="T1"> </text:span><text:span text:style-name="T2">string</text:span></text:p>
      <text:p text:style-name="P2">*/</text:p>
      <text:p text:style-name="Standard"/>
      <text:p text:style-name="Standard">AUTRE EXEMPLE </text:p>
      <text:p text:style-name="P2">/**</text:p>
      <text:p text:style-name="P2">* Creates a user in the database</text:p>
      <text:p text:style-name="P2">*</text:p>
      <text:p text:style-name="P1"><text:span text:style-name="T1">* </text:span><text:span text:style-name="T2">@param</text:span><text:span text:style-name="T1"> </text:span><text:span text:style-name="T2">string</text:span><text:span text:style-name="T1"> $pseudo</text:span></text:p>
      <text:p text:style-name="P1"><text:span text:style-name="T1">* </text:span><text:span text:style-name="T2">@param</text:span><text:span text:style-name="T1"> </text:span><text:span text:style-name="T2">string</text:span><text:span text:style-name="T1"> $email</text:span></text:p>
      <text:p text:style-name="P1"><text:span text:style-name="T1">* </text:span><text:span text:style-name="T2">@param</text:span><text:span text:style-name="T1"> </text:span><text:span text:style-name="T2">string</text:span><text:span text:style-name="T1"> $name</text:span></text:p>
      <text:p text:style-name="P1"><text:span text:style-name="T1">* </text:span><text:span text:style-name="T2">@param</text:span><text:span text:style-name="T1"> </text:span><text:span text:style-name="T2">string</text:span><text:span text:style-name="T1"> $surname</text:span></text:p>
      <text:p text:style-name="P1"><text:span text:style-name="T1">* </text:span><text:span text:style-name="T2">@param</text:span><text:span text:style-name="T1"> </text:span><text:span text:style-name="T2">string</text:span><text:span text:style-name="T1"> $password</text:span></text:p>
      <text:p text:style-name="P2">* </text:p>
      <text:p text:style-name="P1"><text:span text:style-name="T1">* </text:span><text:span text:style-name="T2">@throws</text:span><text:span text:style-name="T1"> </text:span><text:span text:style-name="T3">Exception</text:span><text:span text:style-name="T1"> if an error occured</text:span></text:p>
      <text:p text:style-name="P2">* </text:p>
      <text:p text:style-name="P1"><text:span text:style-name="T1">* </text:span><text:span text:style-name="T2">@return</text:span><text:span text:style-name="T1"> </text:span><text:span text:style-name="T2">bool</text:span><text:span text:style-name="T1"> The last inserted is true or false</text:span></text:p>
      <text:p text:style-name="P2">*/</text:p>
      <text:p text:style-name="P2"/>
      <text:p text:style-name="P2">SEPARER LES DIFFERENTS ELEMENTS </text:p>
      <text:p text:style-name="P2"/>
      <text:p text:style-name="P2">/* ----------------------------------------------------</text:p>
      <text:p text:style-name="P2">ATTRIBUTS</text:p>
      <text:p text:style-name="P2">---------------------------------------------------- */</text:p>
      <text:p text:style-name="P2"/>
      <text:p text:style-name="P2">/* ----------------------------------------------------</text:p>
      <text:p text:style-name="P2">CONSTRUCTEUR</text:p>
      <text:p text:style-name="P2">---------------------------------------------------- */</text:p>
      <text:p text:style-name="P2"/>
      <text:p text:style-name="P2">/* ----------------------------------------------------</text:p>
      <text:p text:style-name="P2">HYDRATATION</text:p>
      <text:p text:style-name="P2">---------------------------------------------------- */</text:p>
      <text:p text:style-name="P3"/>
      <text:p text:style-name="Standard"><text:soft-page-break/>CRUD :</text:p>
      <text:p text:style-name="Standard">create()</text:p>
      <text:p text:style-name="Standard">read()</text:p>
      <text:p text:style-name="Standard">update()</text:p>
      <text:p text:style-name="Standard">delete()</text:p>
      <text:p text:style-name="Standard"/>
      <text:p text:style-name="Standard">SESSION :</text:p>
      <text:p text:style-name="Standard">$-SESSION['hfvsp']['user'] /* Parce que je m'occupe de user */</text:p>
      <text:p text:style-name="Standard"/>
      <text:p text:style-name="Standard">pour les get ont utilise ?</text:p>
      <text:p text:style-name="Standard"/>
      <text:p text:style-name="Standard">c = ????</text:p>
      <text:p text:style-name="Standard"/>
      <text:p text:style-name="Standard">a = ???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7T11:10:56.64</meta:creation-date>
    <dc:date>2018-10-17T11:23:57.83</dc:date>
    <meta:editing-duration>PT12M59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2" meta:paragraph-count="54" meta:word-count="176" meta:character-count="1242"/>
  </office:meta>
</office:document-meta>
</file>